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764in" style:rel-column-width="12079*"/>
    </style:style>
    <style:style style:name="Table3.B" style:family="table-column">
      <style:table-column-properties style:column-width="0.1688in" style:rel-column-width="1596*"/>
    </style:style>
    <style:style style:name="Table3.C" style:family="table-column">
      <style:table-column-properties style:column-width="5.4799in" style:rel-column-width="51860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0014in" style:rel-column-width="18940*"/>
    </style:style>
    <style:style style:name="Table2.C" style:family="table-column">
      <style:table-column-properties style:column-width="2.6153in" style:rel-column-width="24750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1665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/>
    </style:style>
    <style:style style:name="P5" style:family="paragraph" style:parent-style-name="Standard">
      <style:paragraph-properties>
        <style:tab-stops>
          <style:tab-stop style:position="1.1665in"/>
        </style:tab-stops>
      </style:paragraph-properties>
      <style:text-properties style:font-name="Arial" fo:font-size="10.5pt" style:font-size-asian="10.5pt" style:font-size-complex="10.5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.6772in"/>
          <style:tab-stop style:position="4.3098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1.1846in"/>
        </style:tab-stops>
      </style:paragraph-properties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normal" style:font-name-asian="Wingdings" style:font-size-asian="10.5pt" style:font-weight-asian="normal" style:font-name-complex="Wingdings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>
        <style:tab-stops>
          <style:tab-stop style:position="1.6772in"/>
        </style:tab-stops>
      </style:paragraph-properties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1665in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Arial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rame_20_contents">
      <style:paragraph-properties fo:text-align="center" style:justify-single-word="false"/>
      <style:text-properties style:font-name="Arial"/>
    </style:style>
    <style:style style:name="P18" style:family="paragraph" style:parent-style-name="Fram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20" style:family="paragraph" style:parent-style-name="Frame_20_contents">
      <style:paragraph-properties fo:text-align="center" style:justify-single-word="false"/>
      <style:text-properties fo:color="#ffffff" style:font-name="Arial" fo:font-weight="bold" style:font-weight-asian="bold" style:font-weight-complex="bold"/>
    </style:style>
    <style:style style:name="P21" style:family="paragraph" style:parent-style-name="Frame_20_contents">
      <style:paragraph-properties fo:text-align="center" style:justify-single-word="false"/>
      <style:text-properties fo:color="#ffffff" style:font-name="Arial"/>
    </style:style>
    <style:style style:name="T1" style:family="text">
      <style:text-properties style:font-name="Arial" fo:font-size="10.5pt" style:font-size-asian="10.5pt" style:font-size-complex="10.5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8pt" fo:font-weight="bold" style:font-size-asian="7pt" style:font-weight-asian="bold" style:font-size-complex="8pt" style:font-weight-complex="bold"/>
    </style:style>
    <style:style style:name="T4" style:family="text">
      <style:text-properties fo:font-size="8pt" style:font-size-asian="7pt" style:font-size-complex="8pt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ge" style:horizontal-pos="from-left" style:horizontal-rel="page" fo:background-color="transparent" style:background-transparency="100%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6.2402in" svg:y="0.2in" svg:width="1.9701in" draw:z-index="0">
        <draw:text-box fo:min-height="1.7075in">
          <text:p text:style-name="P19">Nomor Tiket</text:p>
          <text:p text:style-name="P17"><text:span text:style-name="T2">{nomor_tiket}<text:line-break/></text:span><text:span text:style-name="T3"><text:line-break/></text:span>Diterima</text:p>
          <text:p text:style-name="P18">{tanggal_diterima}</text:p>
          <text:p text:style-name="P21"><text:span text:style-name="T4"/></text:p>
          <text:p text:style-name="P19">Pemroses</text:p>
          <text:p text:style-name="P19">{pemroses}</text:p>
        </draw:text-box>
      </draw:frame>
      <text:p text:style-name="P6">PUSAT LAYANAN DIREKTORAT JENDERAL ANGGARAN</text:p>
      <text:p text:style-name="P5">Telp<text:tab/>: 021-34832516</text:p>
      <text:p text:style-name="P5">Fax<text:tab/>: 021-34832515</text:p>
      <text:p text:style-name="P5">Call Center DJA<text:tab/>: 021-34832511</text:p>
      <text:p text:style-name="P3"><text:span text:style-name="T1">email<text:tab/>: </text:span><text:span text:style-name="T1">pusatlayanan@anggaran.depkeu.go.id</text:span></text:p>
      <text:p text:style-name="P3"><text:span text:style-name="T1"><text:tab/> <text:s/></text:span><text:span text:style-name="T1">pusatlayanan.dja@gmail.com</text:span></text:p>
      <text:p text:style-name="P4"/>
      <text:p text:style-name="P4"/>
      <text:p text:style-name="P14">TANDA TERIMA</text:p>
      <text:p text:style-name="P10">PENGAJUAN REVISI ANGGARAN</text:p>
      <text:p text:style-name="P10"/>
      <text:p text:style-name="P7">Nomor Surat Usulan<text:tab/>: {nomor_surat_usulan}</text:p>
      <text:p text:style-name="P7">Tanggal Surat Usulan<text:tab/>: {tanggal_surat_usulan}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3">Informasi Unit Pengusul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9">Nama K/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kementerian}</text:p>
          </table:table-cell>
        </table:table-row>
        <table:table-row>
          <table:table-cell table:style-name="Table3.A1" office:value-type="string">
            <text:p text:style-name="P9">Eselon I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eselon}</text:p>
          </table:table-cell>
        </table:table-row>
        <table:table-row>
          <table:table-cell table:style-name="Table3.A1" office:value-type="string">
            <text:p text:style-name="P9">Nama Petugas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ama_petugas}</text:p>
          </table:table-cell>
        </table:table-row>
        <table:table-row>
          <table:table-cell table:style-name="Table3.A1" office:value-type="string">
            <text:p text:style-name="P9">NI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ip}</text:p>
          </table:table-cell>
        </table:table-row>
        <table:table-row>
          <table:table-cell table:style-name="Table3.A1" office:value-type="string">
            <text:p text:style-name="P9">Jabatan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jabatan}</text:p>
          </table:table-cell>
        </table:table-row>
        <table:table-row>
          <table:table-cell table:style-name="Table3.A1" office:value-type="string">
            <text:p text:style-name="P9">No. HP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hp}</text:p>
          </table:table-cell>
        </table:table-row>
        <table:table-row>
          <table:table-cell table:style-name="Table3.A1" office:value-type="string">
            <text:p text:style-name="P9">Telp. Kantor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9">{no_kantor}</text:p>
          </table:table-cell>
        </table:table-row>
        <table:table-row>
          <table:table-cell table:style-name="Table3.A1" office:value-type="string">
            <text:p text:style-name="P9">Email</text:p>
          </table:table-cell>
          <table:table-cell table:style-name="Table3.A1" office:value-type="string">
            <text:p text:style-name="P9">:</text:p>
          </table:table-cell>
          <table:table-cell table:style-name="Table3.A1" office:value-type="string">
            <text:p text:style-name="P7">{email}</text:p>
          </table:table-cell>
        </table:table-row>
      </table:table>
      <text:p text:style-name="P12">Kelengkapan Dokumen</text:p>
      <text:p text:style-name="P11">{kelengkapan_dokumen}</text:p>
      <text:p text:style-name="P12">Catatan Petugas Pusat Layanan DJA</text:p>
      <text:p text:style-name="P7">{catatan}</text:p>
      <text:p text:style-name="P7"/>
      <text:p text:style-name="P8"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8">Jakarta, {tanggal_sekarang}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Penyelia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6">{nama_penyelia}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4701in" fo:margin-bottom="0.4701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Keterangan:</text:p>
        <text:p text:style-name="MP2">Informasi proses penyelesaian revisi dapat menghubungi</text:p>
        <text:p text:style-name="MP2">Call Center DJA dengan menyebutkan nomor tik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31T18:47:20.99</meta:creation-date>
    <meta:editing-duration>PT1H2M6S</meta:editing-duration>
    <meta:editing-cycles>42</meta:editing-cycles>
    <meta:generator>LibreOffice/3.4$Win32 LibreOffice_project/340m1$Build-402</meta:generator>
    <dc:date>2012-03-08T06:51:32.05</dc:date>
    <meta:document-statistic meta:table-count="2" meta:image-count="0" meta:object-count="0" meta:page-count="1" meta:paragraph-count="51" meta:word-count="101" meta:character-count="784" meta:non-whitespace-character-count="727"/>
  </office:meta>
</office:document-meta>
</file>